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tex4ht-lg file="Dossier_2011_2012.lg" ?>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p text:style-name="newpage"/>
<!--l. 1--><text:p text:style-name="First-line-indent">

   </text:p> 
<text:section text:style-name="begin-end-env" text:name="begin-end-env-1"><text:p text:style-name="begin-env-p"/><!--begin center-->
<text:p text:style-name="center">
 Premier Cycle de Théologie
</text:p><text:p text:style-name="center"><text:span text:style-name="textbf"><text:span text:style-name="ecbx-2488">Dossier de fin d’ann</text:span><text:span text:style-name="ecbx-2488">é</text:span><text:span text:style-name="ecbx-2488">e</text:span><text:line-break/>
<text:span text:style-name="ecbx-2488">2011 - 2012</text:span></text:span><text:line-break/>
<text:span text:style-name="textbf"><text:span text:style-name="ecbx-1440">Luciano </text:span><text:span text:style-name="ecxc-1440">C<text:span text:style-name="small-caps">O</text:span><text:span text:style-name="small-caps">U</text:span><text:span text:style-name="small-caps">T</text:span><text:span text:style-name="small-caps">O</text:span></text:span></text:span>
<text:span text:style-name="textbf"><text:span text:style-name="ecbx-1440">Tuteur : Etienne </text:span><text:span text:style-name="ecxc-1440">V<text:span text:style-name="small-caps">E</text:span><text:span text:style-name="small-caps">T</text:span></text:span><text:span text:style-name="ecxc-1440">ö</text:span></text:span>
<text:span text:style-name="ecrm-1440">Juin 2012</text:span><text:line-break/>
<text:span text:style-name="ecrm-1440">Facult</text:span><text:span text:style-name="ecrm-1440">é</text:span><text:span text:style-name="ecrm-1440">s j</text:span><text:span text:style-name="ecrm-1440">é</text:span><text:span text:style-name="ecrm-1440">suites de Paris</text:span><text:line-break/>
<text:span text:style-name="ecrm-1440">Centre S</text:span><text:span text:style-name="ecrm-1440">è</text:span><text:span text:style-name="ecrm-1440">vres</text:span><text:line-break/>
</text:p><text:p text:style-name="end-env-p"/></text:section><!--end center-->
   <text:section text:style-name="begin-end-env" text:name="begin-end-env-2"><text:p text:style-name="begin-env-p"/><!--begin flushright-->
<text:p text:style-name="flushright">
 Première Année de Théologie
</text:p><text:p text:style-name="end-env-p"/></text:section><!--end flushright-->
   <text:p text:style-name="newpage"/>
<!--l. 34--><text:p text:style-name="First-line-indent">


   </text:p> 
<text:table-of-content text:name="toc" text:style-name="Sect1" text:protected="true"> 
<text:table-of-content-source text:outline-level="6"> 
<text:index-title-template text:style-name="Contents-Heading">Table des mati{\let \prOteCt \relax \Protect \csname acp:c\endcsname {18}e}re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Table des mati{\let \prOteCt \relax \Protect \csname acp:c\endcsname {18}e}res</text:p> </text:index-title> <text:p text:style-name="P1"><text:span text:style-name="toc-mark">1 </text:span><t4htlink href="#x1-10001" name="QQ2-1-1"/>Présentation personnelle</text:p><text:p text:style-name="P2"><text:span text:style-name="toc-mark"> </text:span><t4htlink href="#Q1-1-3"/>Liste des cours</text:p><text:p text:style-name="P1"><text:span text:style-name="toc-mark">2 </text:span><t4htlink href="#x1-60002" name="QQ2-1-7"/>Présentation des
lectures effectuées</text:p><text:p text:style-name="P2"><text:span text:style-name="toc-mark">2.1 </text:span><t4htlink href="#x1-70002.1" name="QQ2-1-8"/>Littérature</text:p><text:p text:style-name="P1"><text:span text:style-name="toc-mark">3 </text:span><t4htlink href="#x1-100003" name="QQ2-1-11"/>Les travaux écrits</text:p><text:p text:style-name="P2"><text:span text:style-name="toc-mark">3.1 </text:span><t4htlink href="#x1-110003.1" name="QQ2-1-12"/>L’engagement
chrétien à partir de la théologie du <text:span text:style-name="Emphasis"><text:span text:style-name="ecti-1200">Dieu Crucifi</text:span><text:span text:style-name="ecti-1200">é</text:span></text:span></text:p><text:p text:style-name="P1"><text:span text:style-name="toc-mark">4 </text:span><t4htlink href="#x1-120004" name="QQ2-1-13"/>Évaluation
des travaux de groupe</text:p><text:p text:style-name="P2"><text:span text:style-name="toc-mark">4.1 </text:span><t4htlink href="#x1-130004.1" name="QQ2-1-14"/>Révélation de Dieu dans l’histoire :
Irénée de Lyon</text:p><text:p text:style-name="P2"><text:span text:style-name="toc-mark">4.2 </text:span><t4htlink href="#x1-150004.2" name="QQ2-1-16"/>Bonaventure, <text:span text:style-name="Emphasis"><text:span text:style-name="ecti-1200">l’Itin</text:span><text:span text:style-name="ecti-1200">é</text:span><text:span text:style-name="ecti-1200">raire de l’esprit vers Dieu</text:span></text:span></text:p><text:p text:style-name="P1"><text:span text:style-name="toc-mark">5
</text:span><t4htlink href="#x1-190005" name="QQ2-1-20"/>Présentation des autres activités</text:p><text:p text:style-name="P1"><text:span text:style-name="toc-mark">6 </text:span><t4htlink href="#x1-200006" name="QQ2-1-21"/>Propositions</text:p><text:p text:style-name="P2"><text:span text:style-name="toc-mark">6.1 </text:span><t4htlink href="#x1-210006.1" name="QQ2-1-22"/>Histoire de l’Eglise</text:p><text:p text:style-name="P2"><text:span text:style-name="toc-mark">6.2
</text:span><t4htlink href="#x1-220006.2" name="QQ2-1-23"/>Ecclésiologie</text:p><text:p text:style-name="P2"><text:span text:style-name="toc-mark">6.3 </text:span><t4htlink href="#x1-230006.3" name="QQ2-1-24"/>Patristique</text:p><text:p text:style-name="P3"><text:span text:style-name="toc-mark">6.3.1 </text:span><t4htlink href="#x1-240006.3.1" name="QQ2-1-25"/>Irénée de Lyon</text:p><text:p text:style-name="P3"><text:span text:style-name="toc-mark">6.3.2 </text:span><t4htlink href="#x1-250006.3.2" name="QQ2-1-26"/>Le rôle de la
grâce dans la propédeutique baptismale</text:p><text:p text:style-name="P2"><text:span text:style-name="toc-mark">6.4 </text:span><t4htlink href="#x1-260006.4" name="QQ2-1-27"/>Droit Canon</text:p><text:p text:style-name="P2"><text:span text:style-name="toc-mark">6.5 </text:span><t4htlink href="#x1-270006.5" name="QQ2-1-28"/>Théologie
fondamentale</text:p><text:p text:style-name="P3"><text:span text:style-name="toc-mark">6.5.1 </text:span><t4htlink href="#x1-280006.5.1" name="QQ2-1-29"/>La contingence de la Révélation</text:p><text:p text:style-name="P3"><text:span text:style-name="toc-mark">6.5.2 </text:span><t4htlink href="#x1-290006.5.2" name="QQ2-1-30"/>Le don de Dieu
et la liberté de l’homme</text:p><text:p text:style-name="P2"><text:span text:style-name="toc-mark">6.6 </text:span><t4htlink href="#x1-300006.6" name="QQ2-1-31"/>Le rapport entre foi et raison</text:p><text:p text:style-name="P2"><text:span text:style-name="toc-mark">6.7 </text:span><t4htlink href="#x1-310006.7" name="QQ2-1-32"/>Christologie</text:p>
    </text:index-body> 
</text:table-of-content> 


   <!--start of section--><text:h text:style-name="Heading-2" text:outline-level="2"><text:span text:style-name="section">1    </text:span><t4htlink href="#QQ2-1-1" name="x1-10001"/>Présentation personnelle</text:h> 

<!--l. 3--><text:p text:style-name="Text-body">METTRE LA PRÉSENTATION ICI
</text:p> 
<!--l. 5--><text:p text:style-name="Text-body">
   </text:p> 
<!--start of subsection*--><text:h text:style-name="Heading-3" text:outline-level="3"><t4htlink href="#x1-20001" name="x1-20001"/>Liste des cours</text:h> 

<t4htlink href="#Q1-1-3" name="Q1-1-3"/>
<!--l. 8--><text:p text:style-name="Text-body">
</text:p> 
<!--l. 8--><text:p text:style-name="First-line-indent">   <t4htlink href="#x1-30001" name="x1-30001"/>Séminaires </text:p> 
 <table:table table:style-name="tabular"><!--table:table-column-group ???="TBL-1-1g"--><table:table-column table:style-name="TBL-1-1"/><table:table-column table:style-name="TBL-1-2"/><!--/table:table-column-group--><table:table-row table:style-name="TBL-1-1-"><table:table-cell table:style-name="TBL-1-1-1"><!--l. 11--><text:p text:style-name="Text-body"><text:span text:style-name="ecrm-1000">Bonaventure, l’Itin</text:span><text:span text:style-name="ecrm-1000">é</text:span><text:span text:style-name="ecrm-1000">raire de l’esprit vers Dieu</text:span>       </text:p> 
</table:table-cell><table:table-cell table:style-name="TBL-1-1-2"><!--l. 11--><text:p text:style-name="Text-body"><text:span text:style-name="ecrm-1000">É</text:span><text:span text:style-name="ecrm-1000">tienne </text:span><text:span text:style-name="eccc-1000">V<text:span text:style-name="small-caps">E</text:span><text:span text:style-name="small-caps">T</text:span></text:span><text:span text:style-name="eccc-1000">ö</text:span>                  </text:p> 
</table:table-cell>
 </table:table-row><table:table-row table:style-name="TBL-1-2-"><table:table-cell table:style-name="TBL-1-2-1"><!--l. 13--><text:p text:style-name="Text-body"><text:span text:style-name="ecrm-1000">R</text:span><text:span text:style-name="ecrm-1000">é</text:span><text:span text:style-name="ecrm-1000">v</text:span><text:span text:style-name="ecrm-1000">é</text:span><text:span text:style-name="ecrm-1000">lation de Dieu dans l’histoire</text:span><text:span text:style-name="ecrm-1000"><text:s/>: Ir</text:span><text:span text:style-name="ecrm-1000">é</text:span><text:span text:style-name="ecrm-1000">n</text:span><text:span text:style-name="ecrm-1000">é</text:span><text:span text:style-name="ecrm-1000">e de</text:span>
<text:span text:style-name="ecrm-1000">Lyon</text:span>                                                               </text:p> 
</table:table-cell><table:table-cell table:style-name="TBL-1-2-2"><!--l. 13--><text:p text:style-name="Text-body"><text:span text:style-name="ecrm-1000">Michel </text:span><text:span text:style-name="eccc-1000">F</text:span><text:span text:style-name="eccc-1000">é</text:span><text:span text:style-name="eccc-1000"><text:span text:style-name="small-caps">D</text:span><text:span text:style-name="small-caps">O</text:span><text:span text:style-name="small-caps">U</text:span></text:span>                   </text:p> 
</table:table-cell>
      </table:table-row></table:table>
<!--l. 17--><text:p text:style-name="Text-body">
</text:p> 
<!--l. 17--><text:p text:style-name="First-line-indent">   <t4htlink href="#x1-40001" name="x1-40001"/>Sessions </text:p> 
 <table:table table:style-name="tabular"><!--table:table-column-group ???="TBL-2-1g"--><table:table-column table:style-name="TBL-2-1"/><table:table-column table:style-name="TBL-2-2"/><!--/table:table-column-group--><table:table-row table:style-name="TBL-2-1-"><table:table-cell table:style-name="TBL-2-1-1"><!--l. 20--><text:p text:style-name="Text-body"><text:span text:style-name="ecrm-1000">L’</text:span><text:span text:style-name="ecrm-1000">é</text:span><text:span text:style-name="ecrm-1000">glise catholique dans le monde</text:span><text:span text:style-name="ecrm-1000"><text:s/>: entre unit</text:span><text:span text:style-name="ecrm-1000">é</text:span> <text:span text:style-name="ecrm-1000">et</text:span>
<text:span text:style-name="ecrm-1000">diversit</text:span><text:span text:style-name="ecrm-1000">é</text:span>                                                       </text:p> 
</table:table-cell><table:table-cell table:style-name="TBL-2-1-2"><!--l. 20--><text:p text:style-name="Text-body"><text:span text:style-name="ecrm-1000">Michel </text:span><text:span text:style-name="eccc-1000">F</text:span><text:span text:style-name="eccc-1000">é</text:span><text:span text:style-name="eccc-1000"><text:span text:style-name="small-caps">D</text:span><text:span text:style-name="small-caps">O</text:span><text:span text:style-name="small-caps">U</text:span> </text:span><text:line-break/><text:span text:style-name="ecrm-1000">V</text:span><text:span text:style-name="ecrm-1000">é</text:span><text:span text:style-name="ecrm-1000">ronique </text:span><text:span text:style-name="eccc-1000">A<text:span text:style-name="small-caps">L</text:span><text:span text:style-name="small-caps">B</text:span><text:span text:style-name="small-caps">A</text:span><text:span text:style-name="small-caps">N</text:span><text:span text:style-name="small-caps">E</text:span><text:span text:style-name="small-caps">L</text:span> </text:span><text:line-break/><text:span text:style-name="ecrm-1000">Agn</text:span><text:span text:style-name="ecrm-1000">è</text:span><text:span text:style-name="ecrm-1000">s </text:span><text:span text:style-name="eccc-1000">K<text:span text:style-name="small-caps">I</text:span><text:span text:style-name="small-caps">M</text:span> </text:span><text:line-break/><text:span text:style-name="ecrm-1000">Marc </text:span><text:span text:style-name="eccc-1000">R<text:span text:style-name="small-caps">A</text:span><text:span text:style-name="small-caps">S</text:span><text:span text:style-name="small-caps">T</text:span><text:span text:style-name="small-caps">O</text:span><text:span text:style-name="small-caps">I</text:span><text:span text:style-name="small-caps">N</text:span> </text:span><text:line-break/>                                      </text:p> 
</table:table-cell>
 </table:table-row><table:table-row table:style-name="TBL-2-2-"><table:table-cell table:style-name="TBL-2-2-1"><!--l. 26--><text:p text:style-name="Text-body"><text:span text:style-name="ecrm-1000">Colloque Foi et Raison</text:span>                                       </text:p> 
</table:table-cell><table:table-cell table:style-name="TBL-2-2-2"><!--l. 26--><text:p text:style-name="Text-body"><text:span text:style-name="ecrm-1000">M. Emmanuel </text:span><text:span text:style-name="eccc-1000">D<text:span text:style-name="small-caps">A</text:span><text:span text:style-name="small-caps">U</text:span><text:span text:style-name="small-caps">B</text:span><text:span text:style-name="small-caps">L</text:span><text:span text:style-name="small-caps">I</text:span><text:span text:style-name="small-caps">N</text:span></text:span>          </text:p> 
</table:table-cell>
 </table:table-row><table:table-row table:style-name="TBL-2-3-"><table:table-cell table:style-name="TBL-2-3-1"><!--l. 29--><text:p text:style-name="Text-body"><text:span text:style-name="ecrm-1000">G</text:span><text:span text:style-name="ecrm-1000">é</text:span><text:span text:style-name="ecrm-1000">n</text:span><text:span text:style-name="ecrm-1000">é</text:span><text:span text:style-name="ecrm-1000">tique</text:span><text:span text:style-name="ecrm-1000"><text:s/>:   savoirs   et   pouvoirs,   questions</text:span>
<text:span text:style-name="ecrm-1000">é</text:span><text:span text:style-name="ecrm-1000">thiques</text:span>                                                         </text:p> 
</table:table-cell><table:table-cell table:style-name="TBL-2-3-2"><!--l. 29--><text:p text:style-name="Text-body"><text:span text:style-name="ecrm-1000">P. Olivier de </text:span><text:span text:style-name="eccc-1000">D<text:span text:style-name="small-caps">I</text:span><text:span text:style-name="small-caps">N</text:span><text:span text:style-name="small-caps">E</text:span><text:span text:style-name="small-caps">C</text:span><text:span text:style-name="small-caps">H</text:span><text:span text:style-name="small-caps">I</text:span><text:span text:style-name="small-caps">N</text:span> </text:span><text:span text:style-name="ecrm-1000">s.j.</text:span><text:line-break/><text:span text:style-name="ecrm-1000">Dr Delphine </text:span><text:span text:style-name="eccc-1000">H</text:span><text:span text:style-name="eccc-1000">é</text:span><text:span text:style-name="eccc-1000"><text:span text:style-name="small-caps">R</text:span><text:span text:style-name="small-caps">O</text:span><text:span text:style-name="small-caps">N</text:span></text:span>            </text:p> 
</table:table-cell>
      </table:table-row></table:table>
<!--l. 34--><text:p text:style-name="Text-body">
</text:p> 
<!--l. 34--><text:p text:style-name="First-line-indent">   <t4htlink href="#x1-50001" name="x1-50001"/>Cours de théologie </text:p> 
 <table:table table:style-name="tabular"><!--table:table-column-group ???="TBL-3-1g"--><table:table-column table:style-name="TBL-3-1"/><table:table-column table:style-name="TBL-3-2"/><!--/table:table-column-group--><table:table-row table:style-name="TBL-3-1-"><table:table-cell table:style-name="TBL-3-1-1"><!--l. 37--><text:p text:style-name="Text-body"><text:span text:style-name="ecrm-1000">Th</text:span><text:span text:style-name="ecrm-1000">é</text:span><text:span text:style-name="ecrm-1000">ologie fondamentale</text:span>                                   </text:p> 
</table:table-cell><table:table-cell table:style-name="TBL-3-1-2"><!--l. 37--><text:p text:style-name="Text-body"><text:span text:style-name="ecrm-1000">Genevi</text:span><text:span text:style-name="ecrm-1000">è</text:span><text:span text:style-name="ecrm-1000">ve </text:span><text:span text:style-name="eccc-1000">C<text:span text:style-name="small-caps">O</text:span><text:span text:style-name="small-caps">M</text:span><text:span text:style-name="small-caps">E</text:span><text:span text:style-name="small-caps">A</text:span><text:span text:style-name="small-caps">U</text:span></text:span>             </text:p> 
</table:table-cell> 
</table:table-row><table:table-row table:style-name="TBL-3-2-"><table:table-cell table:style-name="TBL-3-2-1"><!--l. 38--><text:p text:style-name="Text-body"><text:span text:style-name="ecrm-1000">Atelier</text:span><text:span text:style-name="ecrm-1000"><text:s/>: Lecture de textes th</text:span><text:span text:style-name="ecrm-1000">é</text:span><text:span text:style-name="ecrm-1000">ologiques</text:span>               </text:p> 
</table:table-cell><table:table-cell table:style-name="TBL-3-2-2"><!--l. 38--><text:p text:style-name="Text-body"><text:span text:style-name="ecrm-1000">Laure </text:span><text:span text:style-name="eccc-1000">B<text:span text:style-name="small-caps">L</text:span><text:span text:style-name="small-caps">A</text:span><text:span text:style-name="small-caps">N</text:span><text:span text:style-name="small-caps">C</text:span><text:span text:style-name="small-caps">H</text:span><text:span text:style-name="small-caps">O</text:span><text:span text:style-name="small-caps">N</text:span></text:span>                 </text:p> 
</table:table-cell> 
</table:table-row><table:table-row table:style-name="TBL-3-3-"><table:table-cell table:style-name="TBL-3-3-1"><!--l. 39--><text:p text:style-name="Text-body"><text:span text:style-name="ecrm-1000">Croire aujourd’hui en J</text:span><text:span text:style-name="ecrm-1000">é</text:span><text:span text:style-name="ecrm-1000">sus, Christ et Saint de Dieu</text:span> </text:p> 
</table:table-cell><table:table-cell table:style-name="TBL-3-3-2"><!--l. 39--><text:p text:style-name="Text-body"><text:span text:style-name="ecrm-1000">Christoph </text:span><text:span text:style-name="eccc-1000">T<text:span text:style-name="small-caps">H</text:span><text:span text:style-name="small-caps">E</text:span><text:span text:style-name="small-caps">O</text:span><text:span text:style-name="small-caps">B</text:span><text:span text:style-name="small-caps">A</text:span><text:span text:style-name="small-caps">L</text:span><text:span text:style-name="small-caps">D</text:span></text:span>            </text:p> 
</table:table-cell> 
</table:table-row><table:table-row table:style-name="TBL-3-4-"><table:table-cell table:style-name="TBL-3-4-1"><!--l. 40--><text:p text:style-name="Text-body"><text:span text:style-name="ecrm-1000">Les P</text:span><text:span text:style-name="ecrm-1000">è</text:span><text:span text:style-name="ecrm-1000">res de l’</text:span><text:span text:style-name="ecrm-1000">é</text:span><text:span text:style-name="ecrm-1000">glise grecque au IV</text:span><text:span text:style-name="ecrm-0600">e</text:span><text:span text:style-name="ecrm-1000">si</text:span><text:span text:style-name="ecrm-1000">è</text:span><text:span text:style-name="ecrm-1000">cle</text:span>          </text:p> 
</table:table-cell><table:table-cell table:style-name="TBL-3-4-2"><!--l. 40--><text:p text:style-name="Text-body"><text:span text:style-name="ecrm-1000">Catherine </text:span><text:span text:style-name="eccc-1000">S<text:span text:style-name="small-caps">C</text:span><text:span text:style-name="small-caps">H</text:span><text:span text:style-name="small-caps">M</text:span><text:span text:style-name="small-caps">E</text:span><text:span text:style-name="small-caps">Z</text:span><text:span text:style-name="small-caps">E</text:span><text:span text:style-name="small-caps">R</text:span></text:span>             </text:p> 
</table:table-cell> 
</table:table-row><table:table-row table:style-name="TBL-3-5-"><table:table-cell table:style-name="TBL-3-5-1"><!--l. 41--><text:p text:style-name="Text-body"><text:span text:style-name="ecrm-1000">Droit canon des religieux</text:span>                                    </text:p> 
</table:table-cell><table:table-cell table:style-name="TBL-3-5-2"><!--l. 41--><text:p text:style-name="Text-body"><text:span text:style-name="ecrm-1000">G. </text:span><text:span text:style-name="eccc-1000">R<text:span text:style-name="small-caps">U</text:span><text:span text:style-name="small-caps">Y</text:span><text:span text:style-name="small-caps">S</text:span><text:span text:style-name="small-caps">S</text:span><text:span text:style-name="small-caps">E</text:span><text:span text:style-name="small-caps">N</text:span></text:span>                       </text:p> 
</table:table-cell> 
</table:table-row><table:table-row table:style-name="TBL-3-6-"><table:table-cell table:style-name="TBL-3-6-1"><!--l. 42--><text:p text:style-name="Text-body"><text:span text:style-name="ecrm-1000">S</text:span><text:span text:style-name="ecrm-1000">é</text:span><text:span text:style-name="ecrm-1000">quence biblique de 1</text:span><text:span text:style-name="ecrm-0600">re</text:span><text:span text:style-name="ecrm-1000">ann</text:span><text:span text:style-name="ecrm-1000">é</text:span><text:span text:style-name="ecrm-1000">e</text:span>                          </text:p> 
</table:table-cell><table:table-cell table:style-name="TBL-3-6-2"><!--l. 42--><text:p text:style-name="Text-body"><text:span text:style-name="ecrm-1000">O.  </text:span><text:span text:style-name="eccc-1000">F<text:span text:style-name="small-caps">L</text:span><text:span text:style-name="small-caps">I</text:span><text:span text:style-name="small-caps">C</text:span><text:span text:style-name="small-caps">H</text:span><text:span text:style-name="small-caps">Y</text:span></text:span><text:span text:style-name="ecrm-1000">,  S.  </text:span><text:span text:style-name="eccc-1000">N<text:span text:style-name="small-caps">A</text:span><text:span text:style-name="small-caps">V</text:span><text:span text:style-name="small-caps">A</text:span><text:span text:style-name="small-caps">R</text:span><text:span text:style-name="small-caps">R</text:span><text:span text:style-name="small-caps">O</text:span></text:span><text:span text:style-name="ecrm-1000">,  M.</text:span>
<text:span text:style-name="eccc-1000">R<text:span text:style-name="small-caps">A</text:span><text:span text:style-name="small-caps">S</text:span><text:span text:style-name="small-caps">T</text:span><text:span text:style-name="small-caps">O</text:span><text:span text:style-name="small-caps">I</text:span><text:span text:style-name="small-caps">N</text:span></text:span>                           </text:p> 
</table:table-cell> 
</table:table-row><table:table-row table:style-name="TBL-3-7-"><table:table-cell table:style-name="TBL-3-7-1"><!--l. 43--><text:p text:style-name="Text-body"><text:span text:style-name="ecrm-1000">Une   lecture   de   l’histoire   du   christianisme   II.</text:span>
<text:span text:style-name="ecrm-1000">P</text:span><text:span text:style-name="ecrm-1000">é</text:span><text:span text:style-name="ecrm-1000">riodes moderne et contemporaine</text:span>                    </text:p> 
</table:table-cell><table:table-cell table:style-name="TBL-3-7-2"><!--l. 43--><text:p text:style-name="Text-body"><text:span text:style-name="ecrm-1000">M. </text:span><text:span text:style-name="eccc-1000">H<text:span text:style-name="small-caps">E</text:span><text:span text:style-name="small-caps">R</text:span><text:span text:style-name="small-caps">M</text:span><text:span text:style-name="small-caps">A</text:span><text:span text:style-name="small-caps">N</text:span><text:span text:style-name="small-caps">S</text:span></text:span>                      </text:p> 
</table:table-cell> 
</table:table-row><table:table-row table:style-name="TBL-3-8-"><table:table-cell table:style-name="TBL-3-8-1"><!--l. 44--><text:p text:style-name="Text-body"><text:span text:style-name="ecrm-1000">La christianisation aux quatre premiers si</text:span><text:span text:style-name="ecrm-1000">è</text:span><text:span text:style-name="ecrm-1000">cles</text:span>       </text:p> 
</table:table-cell><table:table-cell table:style-name="TBL-3-8-2"><!--l. 44--><text:p text:style-name="Text-body"><text:span text:style-name="ecrm-1000">M.-F. </text:span><text:span text:style-name="eccc-1000">B<text:span text:style-name="small-caps">A</text:span><text:span text:style-name="small-caps">S</text:span><text:span text:style-name="small-caps">L</text:span><text:span text:style-name="small-caps">E</text:span><text:span text:style-name="small-caps">Z</text:span></text:span>                     </text:p> 
</table:table-cell> 
</table:table-row><table:table-row table:style-name="TBL-3-9-"><table:table-cell table:style-name="TBL-3-9-1"><!--l. 45--><text:p text:style-name="Text-body"><text:span text:style-name="ecrm-1000">Les institutions de l’</text:span><text:span text:style-name="ecrm-1000">É</text:span><text:span text:style-name="ecrm-1000">glise</text:span>                                  </text:p> 
</table:table-cell><table:table-cell table:style-name="TBL-3-9-2"><!--l. 45--><text:p text:style-name="Text-body"><text:span text:style-name="ecrm-1000">Achille </text:span><text:span text:style-name="eccc-1000">M<text:span text:style-name="small-caps">E</text:span><text:span text:style-name="small-caps">S</text:span><text:span text:style-name="small-caps">T</text:span><text:span text:style-name="small-caps">R</text:span><text:span text:style-name="small-caps">E</text:span></text:span>                   </text:p> 
</table:table-cell> </table:table-row><table:table-row table:style-name="TBL-3-10-"><table:table-cell table:style-name="TBL-3-10-1"> </table:table-cell> </table:table-row></table:table>


   <!--end of subsection*--><!--end of section--><!--start of section--><text:h text:style-name="Heading-2" text:outline-level="2"><text:span text:style-name="section">2    </text:span><t4htlink href="#QQ2-1-7" name="x1-60002"/>Présentation des lectures effectuées</text:h> 

<text:s/><text:span text:style-name="ecbx-1200">Mestre:{}1996aa</text:span>
<!--l. 13--><text:p text:style-name="Text-body">
   </text:p> 
<!--start of subsection--><text:h text:style-name="Heading-3" text:outline-level="3"><text:span text:style-name="subsection">2.1    </text:span><t4htlink href="#QQ2-1-8" name="x1-70002.1"/>Littérature</text:h> 

<!--l. 15--><text:p text:style-name="Text-body"><text:s/><text:span text:style-name="ecbx-1200">Claudel:{}1934aa</text:span>


   </text:p> 
<!--start of subsection*--><text:h text:style-name="Heading-3" text:outline-level="3"><t4htlink href="#x1-80002.1" name="x1-80002.1"/>Dossier de lecture</text:h> 

<!--l. 3--><text:p text:style-name="Text-body">
</text:p> 
<!--l. 3--><text:p text:style-name="First-line-indent">   <t4htlink href="#x1-90002.1" name="x1-90002.1"/>Histoire des Dogmes - tome I<text:s/>: Le Dieu du salut
</text:p> 
<!--l. 5--><text:p text:style-name="First-line-indent">   Le choix d’une telle lecture a été fait afin de nous permettre d’avoir une
vision panoramique du développement de la dogmatique à partir des grands
conciles des premiers siècles de l’Église. Ainsi, en suivant les thèmes de Dieu, la
Trinité, le Christ et la sotériologie, nous avons suivi ce parcours ecclésial de la
compréhension du mystère du Dieu de Jésus-Christ. Au coeur d’un tel parcours,
nous avons trouvé le salut comme une oeuvre opérée par Dieu en faveur de
l’homme. Dans le cadre historique choisi par l’auteur, à savoir l’époque
patristique, le développement des dogmes est lié aux Symboles de foi qui
comportent une structure trinitaire et christologique afin d’accentuer ce salut
donné par Dieu et accompli en Jésus-Christ au bénéfice de tout homme.
Il est donc clair que le centre du livre n’est pas autre que la question de
l’identité de Jésus de Nazareth, appelé Christ et Seigneur, à partir de la
compréhension de l’originalité du Dieu révélé en lui et cette oeuvre de
salut.
</text:p> 
<!--l. 7--><text:p text:style-name="First-line-indent">   Mais avant la question du contenu du dogme, un des points qui nous a frappés
le plus dans ce travail est le concept de dogme lui-même. L’auteur présente le
dogme comme une interprétation des Écritures qui prend en compte
les questions et le langage d’une époque et d’une culture données dans
une perspective profondément herméneutique. Le concept de dogme est
par conséquent intimement lié à celui de tradition, celui-ci comprit
comme « le véhicule vivant des affirmations de foi dans la communauté
chrétienne ». Cela nous remet au rapport délicat et complexe entre la Tradition
et l’Écriture puisque celle-ci demeure le critère décisif de la validité
de tout dogme. Ainsi, le dogme n’est pas une invention « arbitraire » de
l’Église afin de défendre de manière autoritaire sa manière de penser,
mais il est tout simplement « l’acte d’interprétation de la parole de Dieu
consignée dans l’Écriture », construit dans l’histoire de la Tradition,
et que « se tiendra comme référence pour les assemblées conciliaires
».
</text:p> 
<!--l. 9--><text:p text:style-name="First-line-indent">   Dans ce sens, l’exemple du dogme de la divinité du Fils attesté par le concile

de Nicée est un excellent exemple de comment l’Église veut garder l’authenticité
du message de l’Évangile à travers le temps et le dialogue avec les cultures. C’est
là que pour la première fois les mots utilisés dans le Symbole de foi,
cellule-mère de tout le développement dogmatique dans l’Église, ne
viennent pas de l’Écriture, mais de la philosophie grecque. À Nicée nous
voyons l’Église qui répond à des questions nouvelles en traduisant une
règle de foi dans un langage culturel nouveau. En outre, Nicée nous
montre que la prise de conscience de l’autorité conciliaire a été aussi
le résultat d’un processus herméneutique. C’est dans la réception du
concile qu’une ecclésiologie conciliaire a pu se développer. À partir de la
conviction de que l’Eglise universelle est représentée dans le concile,
l’Eglise qui reçoit ses fruits prend conscience de l’autorité conciliaire en
même temps que ses décisions sont prises dans un caractère définitif et
irrévocable.
</text:p> 
<!--l. 11--><text:p text:style-name="First-line-indent">   Ce défi, selon nous, est toujours actuel et s’impose non seulement à la
dogmatique, mais à tout discours de foi de l’Église. Comment pouvons-nous
prendre conscience des questions qui traversent notre temps, dans nos sociétés et
cultures tellement diverses et en même temps globalisées afin d’y répondre dans
un langage actuel et compréhensible capable d’atteindre les gens d’une façon
qu’ils se sentent concernés par ce discours ?


   </text:p> 
<!--end of subsection*--><!--end of subsection--><!--end of section--><!--start of section--><text:h text:style-name="Heading-2" text:outline-level="2"><text:span text:style-name="section">3    </text:span><t4htlink href="#QQ2-1-11" name="x1-100003"/>Les travaux écrits</text:h> 

<!--l. 3--><text:p text:style-name="Text-body">
   </text:p> 
<!--start of subsection--><text:h text:style-name="Heading-3" text:outline-level="3"><text:span text:style-name="subsection">3.1    </text:span><t4htlink href="#QQ2-1-12" name="x1-110003.1"/>L’engagement chrétien à partir de la théologie du <text:span text:style-name="Emphasis"><text:span text:style-name="ecti-1200">Dieu Crucifi</text:span><text:span text:style-name="ecti-1200">é</text:span></text:span></text:h> 

   <text:section text:style-name="begin-end-env" text:name="begin-end-env-3"><text:p text:style-name="begin-env-p"/><!--begin flushright-->
<text:p text:style-name="flushright">
 <text:span text:style-name="Emphasis"><text:span text:style-name="ecti-1000">dirig</text:span><text:span text:style-name="ecti-1000">é</text:span> <text:span text:style-name="ecti-1000">par Genevi</text:span><text:span text:style-name="ecti-1000">è</text:span><text:span text:style-name="ecti-1000">ve </text:span><text:span text:style-name="eccc-1000">C<text:span text:style-name="small-caps">O</text:span><text:span text:style-name="small-caps">M</text:span><text:span text:style-name="small-caps">E</text:span><text:span text:style-name="small-caps">A</text:span><text:span text:style-name="small-caps">U</text:span></text:span></text:span>
</text:p><text:p text:style-name="end-env-p"/></text:section><!--end flushright--> Le but principal du travail était d’entrer en contact avec la théologie trinitaire
de Moltmann à travers son oeuvre, [i]Le Dieu Crucifié[i], pour ensuite dégager la
question de la compréhension de la Trinité dans notre société contemporaine
et les conséquences qui en découlent.
<!--l. 11--><text:p text:style-name="First-line-indent">   Le point de départ était celui de Moltmann<text:s/>: une théologie qui se veut
chrétienne doit être pensée à partir de la donnée fondamentale de notre foi,
à savoir la Passion et la Résurrection de Jésus de Nazareth, le Christ de Dieu,
qui nous fait participer à la vie divine. Nous constatons avec l’auteur que la
métaphysique classique, en tant qu’approche théologique, a valorisé au
XX<text:span text:style-name="ecrm-0800">e</text:span>siècle davantage les concepts philosophiques sur Dieu que les faits de la
Révélation. Ainsi, elle est devenue incapable d’expliquer de manière
satisfaisante non seulement la Trinité, mais aussi les relations des personnes
divines avec les hommes et la création.
</text:p> 
<!--l. 13--><text:p text:style-name="First-line-indent">   Or, même si une telle démarche se justifie dans la théologie, elle peut
produire une image très impersonnelle de Dieu, comme une réalité lointaine de
l’homme et du monde où il vit. L’homme reste ainsi en dehors d’une relation
vivante avec le Dieu vivant et vrai.
</text:p> 
<!--l. 15--><text:p text:style-name="First-line-indent">   Nous avons trouvé dans [i]Le Dieu Crucifié[i] des pistes importantes pour
dépasser cette limite et trouver ainsi d’autres manières de faire de la
théologie, qui puissent contribuer à créer ou intensifier la conscience
du fait que le Dieu Créateur de toutes choses, l’Être absolu, le Premier
Principe, s’est révélé en son Fils et nous appelle à rentrer en relation avec
Lui.
</text:p> 
<!--l. 17--><text:p text:style-name="First-line-indent">   Une théologie qui prend en compte l’histoire de la Révélation et la
Révélation de Dieu dans l’histoire est capable de développer d’autres

aspects de la vie trinitaire à partir de l’expérience du Dieu Crucifié, afin
d’interpeller les hommes de notre temps et de les inviter s’ouvrir à une
relation personnelle avec ce Dieu qui se révèle en Jésus-Christ. Telle
est la démarche de Moltmann, que nous étudierons dans la première
partie.
</text:p> 
<!--l. 19--><text:p text:style-name="First-line-indent">   L’expérience de foi qui se dégage d’une telle démarche est un engagement de
l’homme dans le monde dans lequel il vit. Or nous pensons que l’engagement
politique proposé par Moltmann était, en effet, très adapté au contexte
du XX<text:span text:style-name="ecrm-0800">e</text:span>siècle. Cependant, il nous semble qu’aujourd’hui nous pouvons
trouver d’autres manières, plus éloquentes, d’engager l’expérience de foi
dans le monde afin de promouvoir cette rencontre personnelle avec notre
Sauveur.
</text:p> 
<!--l. 21--><text:p text:style-name="First-line-indent">   Un tel engagement peut donc prendre différentes formes, sous le mode du don
qui me semble être le plus éloquent dans notre monde aujourd’hui. À partir de
l’image de Dieu en tant qu’événement d’amour entre les personnes de la Trinité
qui se communique à l’homme pour le sauver et le libérer, l’homme est appelé
à son tour à entrer dans le même mouvement d’amour et de don, non seulement
envers son semblable, mais aussi envers toute la création. Le message chrétien
peut ainsi trouver bon accueil même dans les milieux laïcs, mais où se
rencontre un esprit de solidarité. C’est ce que montre, par exemple, le
grand rôle et l’immense développement du Tiers Secteur (l’économie
solidaire) non seulement en Amérique, mais aussi en Europe. Voilà une des
voies actuelles possibles de l’engagement chrétien dans le monde, afin
de permettre concrètement un travail de justice et de libération selon
l’Évangile.


   </text:p> 
<!--end of subsection--><!--end of section--><!--start of section--><text:h text:style-name="Heading-2" text:outline-level="2"><text:span text:style-name="section">4    </text:span><t4htlink href="#QQ2-1-13" name="x1-120004"/>Évaluation des travaux de groupe</text:h> 

<!--l. 3--><text:p text:style-name="Text-body">
   </text:p> 
<!--start of subsection--><text:h text:style-name="Heading-3" text:outline-level="3"><text:span text:style-name="subsection">4.1    </text:span><t4htlink href="#QQ2-1-14" name="x1-130004.1"/>Révélation de Dieu dans l’histoire<text:s/>: Irénée de Lyon</text:h> 

<!--l. 4--><text:p text:style-name="Text-body">
</text:p> 
<!--l. 4--><text:p text:style-name="First-line-indent">   <t4htlink href="#x1-140004.1" name="x1-140004.1"/>Le corpus étudié <text:span text:style-name="ecbx-1000">Lyon:{}contre_heresies</text:span>
</text:p> 
<!--l. 8--><text:p text:style-name="First-line-indent">   <text:span text:style-name="ecbx-1000">Balthasar:{}1968aa</text:span>
</text:p> 
<!--l. 10--><text:p text:style-name="First-line-indent">   <text:span text:style-name="ecrm-1000"><text:s/>fullciteGIRAUD :2011aa  </text:span>Dans un contacte directe avec le texte d’Irénée, chaque
étudiant était sensé de préparer un exposée, de répondre aux éventuelles
questions et finalement de préparer une reprise écrite de toute la séance. Cela
nous a permis de s’approprier effectivement du texte d’Irénée pour saisir
non seulement le contenu théologique de son oeuvre, mais aussi son style
propre.
</text:p> 
<!--l. 14--><text:p text:style-name="First-line-indent">   La rencontre avec la théologie d’Irénée de Lyon dans le <text:span text:style-name="Emphasis"><text:span text:style-name="ecti-1200">Contre les h</text:span><text:span text:style-name="ecti-1200">é</text:span><text:span text:style-name="ecti-1200">r</text:span><text:span text:style-name="ecti-1200">é</text:span><text:span text:style-name="ecti-1200">sies</text:span></text:span>
est une rencontre pleine de vie et de fraicheur. Une pensée profondément encrée
à la fois dans les Écritures et dans la Tradition. Dans son projet d’offrir une
réponse solide contre la fausse gnose, il commence par une explication détaillée
de ces doctrines gnostiques afin de pouvoir les combattre ensuite à travers des «
preuves des Écritures » afin d’offrir une « argumentation très complète contre
tous les hérétiques ». C’est ainsi qu’Irénée pose les Écritures comme
la matrice de sa réflexion théologique. Si aujourd’hui, après tout le
développement de la méthode historico-critique, nous ne pouvons pas
faire le même type d’interprétation typologique et symbolique que fait
Irnénée, nous pouvons néanmoins nous inspirer de sa méthode afin
de retrouver la richesse et l’importance d’une théologie fondée sur les
Écritures.
</text:p> 
<!--l. 16--><text:p text:style-name="First-line-indent">   Un deuxième aspect de la théologie d’Irénée qui est ressortie, c’est la
question de l’intégration de l’aspect historique et temporel de la relation entre
Dieu et l’homme. Ainsi Irénée introduit la question de l’accoutumance par
exemple ou même celle de la récapitulation. D’une manière assez étonnante
Irénée n’hésite pas à affirmer que « le Verbe de Dieu, le Fils unique, était de
tout temps présent à l’humanité » et que « depuis le commencement, en effet, le

Fils, présent à l’ouvrage par lui modelé, révèle le Père à tous ceux à qui
le Père le veut, et quand il le veut, et comme il le veut ». Cela nous permet de
trouver chez Irénée une véritable théologie de l’espérance qui peut être
capable d’être féconde encore à nos jours. Dans un monde qui a du mal à
croire, d’abord même en l’homme, la théologie d’Irénée nous invite à
faire confiance non seulement en Dieu, mais aussi en l’homme, dans sa
liberté.
</text:p> 
<!--l. 18--><text:p text:style-name="First-line-indent">   Cette vision très positive de l’homme qui présente Irénée a pour
conséquence une conception du salut comme l’accomplissement de la Création
plus que de rédemption du péché. L’homme est pris en compte avec toutes ses
faiblesses, mais aussi avec ses vertus et surtout avec sa liberté pour accueillir ou
non ce salut qui vient de Dieu. Ce salut passe par la chair et ainsi l’incarnation du
Verbe se laisse entrevoir déjà dans l’Ancien Testament. Voilà l’autre élément
que nous trouvons comme une opportunité d’actualisation de la théologie de
l’évêque de Lyon.
</text:p> 
<!--l. 20--><text:p text:style-name="First-line-indent">   Finalement, nous gardons toutefois deux résistances par rapport à la lecture
du <text:span text:style-name="Emphasis"><text:span text:style-name="ecti-1200">Contre les h</text:span><text:span text:style-name="ecti-1200">é</text:span><text:span text:style-name="ecti-1200">r</text:span><text:span text:style-name="ecti-1200">é</text:span><text:span text:style-name="ecti-1200">sies</text:span></text:span>. D’abord son rapport au judaïsme qui nous semble assez
dur et difficilement acceptable dans le contexte de dialogue que nous avons
aujourd’hui. Ensuite la lecture assez littérale de l’Apocalypse, même s’il y a la
richesse de voir dans la vie du Christ Ressuscité une certaine temporalité de la
résurrection de la chair. Le millénarisme développé par Irénée nous semble
excessivement attaché à des éléments du texte qui étaient plus liés au
contexte historique de l’époque quand ce livre de l’Apocalypse a été
rédigé.
</text:p> 
<!--l. 23--><text:p text:style-name="Text-body">
   </text:p> 
<!--end of subsection--><!--start of subsection--><text:h text:style-name="Heading-3" text:outline-level="3"><text:span text:style-name="subsection">4.2    </text:span><t4htlink href="#QQ2-1-16" name="x1-150004.2"/>Bonaventure, <text:span text:style-name="Emphasis"><text:span text:style-name="ecti-1200">l’Itin</text:span><text:span text:style-name="ecti-1200">é</text:span><text:span text:style-name="ecti-1200">raire de l’esprit vers Dieu</text:span></text:span></text:h> 

<!--l. 24--><text:p text:style-name="Text-body">
</text:p> 
<!--l. 24--><text:p text:style-name="First-line-indent">   <t4htlink href="#x1-160004.2" name="x1-160004.2"/>Le corpus étudié <text:span text:style-name="ecbx-1000">Bonaventure:{}2001aa</text:span>  <text:s/>subsubsection*L’actualité de la
philosophie de Bonaventure
</text:p> 
<!--l. 30--><text:p text:style-name="First-line-indent">   À la fin du parcours de ce séminaire, la philosophie de S. Bonaventure se
présente à moi d’abord comme un appel d’unité. Dans le monde contemporain
où l’éclatement du savoir est un fait et la foi est de plus en plus reléguée au

domaine du privé, Bonaventure nous montre une voie de possibilité pour une
réflexion philosophique déjà dans la foi. Personnellement, je me sens vivement
interpelé par ce type de démarche où le chrétien peut témoigner de sa foi au
sein même de sa philosophie.
</text:p> 
<!--l. 32--><text:p text:style-name="First-line-indent">   Cependant, une telle approche de la philosophie pose le problème du point de
départ. Est-ce que c’est légitime de prendre la Révélation comme principe de
la réflexion philosophique ? Une telle philosophie, serait-elle capable d’être
acceptée aujourd’hui ?
</text:p> 
<!--l. 34--><text:p text:style-name="First-line-indent">   L’aspect esthétique de la philosophie de Bonaventure peut nous aider à
trouver la voie de dialogue entre cette réflexion philosophique ancrée dans la foi
et la société laïcisée dans laquelle nous vivons. À partir de la contemplation
du Beau, mais aussi de l’exercice de l’extase, il est possible de proposer une
philosophie qui dépasse la pure réflexion intellectuelle.
</text:p> 
<!--l. 36--><text:p text:style-name="First-line-indent">   Finalement, je retiens le développement de Bonaventure sur l’âme.
Notamment, la manière dont il part de la Trinité pour fonder son argument
philosophique de la tripartition de l’âme. C’est ainsi qu’il trouve dans les rapports
des facultés de l’âme, la mémoire, l’intelligence et la volonté, une image de la
Trinité.
</text:p> 
<!--l. 38--><text:p text:style-name="Text-body">
</text:p> 
<!--l. 38--><text:p text:style-name="First-line-indent">   <t4htlink href="#x1-170004.2" name="x1-170004.2"/>Le rapport entre foi et raison
</text:p> 
<!--l. 40--><text:p text:style-name="First-line-indent">   Il est évident que pour Bonaventure il n’y a pas de séparation entre raison et
foi, même s’il pose une distinction entre les deux. Selon lui, la raison est
atteinte par le péché, par conséquent elle a besoin d’être illuminée et
réformée par la grâce qui vient du Christ. La foi précède ainsi la raison à
tel point que toute réflexion philosophique est faite à l’intérieur de la
foi.
</text:p> 
<!--l. 42--><text:p text:style-name="First-line-indent">   Il s’ensuit que toute connaissance suppose un lien non seulement avec Dieu, mais
aussi avec la grâce donnée en Jésus-Christ. La connaissance, même pour la
raison naturelle, est une illumination, une participation au Logos éternel. La
philosophie, par conséquent, n’a pas d’autonomie par rapport à la foi même si
elle garde son domaine propre.
</text:p> 
<!--l. 44--><text:p text:style-name="First-line-indent">   La question de la connaissance de Dieu, quant à elle, prend une place centrale
dans l’<text:span text:style-name="Emphasis"><text:span text:style-name="ecti-1200">Itin</text:span><text:span text:style-name="ecti-1200">é</text:span><text:span text:style-name="ecti-1200">raire</text:span></text:span>. Selon Bonaventure, l’esprit peut connaitre Dieu et peut même
prouver la nécessité de la Trinité. Cependant, ce mouvement passe par un acte

de foi selon la grâce.
</text:p> 
<!--l. 46--><text:p text:style-name="First-line-indent">   En ce qui concerne la théologie, Bonaventure arrive a mettre le Christ en croix
au centre de sa réflexion. D’un côté, la raison naturelle, illuminée par la foi,
arrive à trouver la nécessité de la Trinité, mais aussi de l’unité de Dieu. De
l’autre côté, cette même raison naturelle est incapable de tenir ensemble ces
deux affirmations contradictoires sur Dieu. C’est à la croix que Dieu assume
toutes nos contradictions et ainsi le Christ en croix est celui qui dépasse les
impossibilités de la raison naturelle.
</text:p> 
<!--l. 48--><text:p text:style-name="Text-body">
</text:p> 
<!--l. 48--><text:p text:style-name="First-line-indent">   <t4htlink href="#x1-180004.2" name="x1-180004.2"/>Questions pour aller plus loin
</text:p> 
<!--l. 50--><text:p text:style-name="First-line-indent">   Pour conclure, il y en reste quelques questions qui peuvent permettre d’aller plus
loin dans les intuitions d’après la pensée de S. Bonaventure.
</text:p> 
<!--l. 52--><text:p text:style-name="First-line-indent">   Premièrement, la question du rapport entre la foi et la connaissance. Si notre
raison est vraiment atteinte par le péché, le non-croyant peut-il arriver à une
véritable connaissance du monde sans l’aide de la grâce ? En tant que platonicien,
il y a-t-il un parallèle entre cette nécessité d’illumination et la « libération »
nécessaire de la caverne chez Platon ?
</text:p> 
<!--l. 54--><text:p text:style-name="First-line-indent">   Deuxièmement, il y a la question du point de départ
de la connaissance. Si « <text:span text:style-name="Emphasis"><text:span text:style-name="ecti-1200">le monde entier s’inscrit dans</text:span>
<text:span text:style-name="ecti-1200">l’</text:span><text:span text:style-name="ecti-1200">â</text:span><text:span text:style-name="ecti-1200">me</text:span></text:span><t4htlink href="#x1-18001f1" name="x1-18001f1"/><text:note text:note-class="footnote" text:id="fn1x0"><text:note-citation>1.</text:note-citation><text:note-body> <text:p text:style-name="Footnote"><text:span text:style-name="ecrm-1000">Bonaventure, </text:span><text:span text:style-name="Emphasis"><text:span text:style-name="ecti-1000">Les six jours de la cr</text:span><text:span text:style-name="ecti-1000">é</text:span><text:span text:style-name="ecti-1000">ation</text:span></text:span><text:span text:style-name="ecrm-1000">, Douzi</text:span><text:span text:style-name="ecrm-1000">è</text:span><text:span text:style-name="ecrm-1000">me conf</text:span><text:span text:style-name="ecrm-1000">é</text:span><text:span text:style-name="ecrm-1000">rence, §16 - Texte</text:span>
<text:span text:style-name="ecrm-1000">suppl</text:span><text:span text:style-name="ecrm-1000">é</text:span><text:span text:style-name="ecrm-1000">mentaire de la deuxi</text:span><text:span text:style-name="ecrm-1000">è</text:span><text:span text:style-name="ecrm-1000">me s</text:span><text:span text:style-name="ecrm-1000">é</text:span><text:span text:style-name="ecrm-1000">ance du s</text:span><text:span text:style-name="ecrm-1000">é</text:span><text:span text:style-name="ecrm-1000">minaire. </text:span></text:p></text:note-body></text:note>
», faut-il vraiment le monde sensible ou le retour de l’âme sur elle-même,
illuminé par la grâce, suffit ?


   </text:p> 
<!--end of subsection--><!--end of section--><!--start of section--><text:h text:style-name="Heading-2" text:outline-level="2"><text:span text:style-name="section">5    </text:span><t4htlink href="#QQ2-1-20" name="x1-190005"/>Présentation des autres activités</text:h> 

<!--l. 2--><text:p text:style-name="Text-body">Parmi les autres activités développées au cours de l’année, je peux souligner le
service dans les sessions de la Communauté du Chemin Neuf pour les jeunes entre
16 et 18 ans. Au cours des trois week-ends, les jeunes se sont rencontrés pour
travailler les thèmes de la famille, de l’Esprit Saint et de leurs amitiés. Plus
personnellement mon rôle était d’accompagner les frères et soeurs de la
communauté dans l’organisation et pendants les rencontres de faire des
enseignements liés aux thèmes.
</text:p> 
<!--l. 4--><text:p text:style-name="First-line-indent">   Toujours avec la communauté, j’ai pris la charge de préparation de la
Journée Mondiale de la Jeunesse (JMJ) qui aura lieu en 2013 au Brésil. En vue
de cette mission que m’a été confiée, j’était au Brésil pendant les vacances de
printemps pour rencontrer les responsables nationaux de la JMJ 2013 à Rio afin de
présenter le projet de la Communauté du Chemin Neuf. De même, nous avons
organisé un Festival avec une cinquantaine des jeunes qui se mettent dans
l’organisation avec nous.


   </text:p> 
<!--end of section--><!--start of section--><text:h text:style-name="Heading-2" text:outline-level="2"><text:span text:style-name="section">6    </text:span><t4htlink href="#QQ2-1-21" name="x1-200006"/>Propositions</text:h> 

<!--l. 18--><text:p text:style-name="Text-body">
   </text:p> 
<!--start of subsection--><text:h text:style-name="Heading-3" text:outline-level="3"><text:span text:style-name="subsection">6.1    </text:span><t4htlink href="#QQ2-1-22" name="x1-210006.1"/>Histoire de l’Eglise</text:h> 

<!--l. 20--><text:p text:style-name="Text-body">Parmi les thèses développées par les études historiques récentes, on trouve
l’idée que l’annonce de l’Évangile chrétien s’est souvent faite à partir du
rayonnement que connaissait alors la religion juive (il est par exemple intéressant
de noter que pour chaque grande figure apostolique, dans les Actes, les premiers
convertis sont des personnages qui étaient déjà en relation avec le judaïsme).
Ces recherches conduisent à porter l’accent sur les figures de « craignant-Dieu »
dans le monde juif au tournant de notre ère ; elles montrent aussi que les
questions sur les critères de l’appartenance religieuse (controverses de
Paul à Antioche et « concile de Jérusalem ») ne sont pas propres au
christianisme, et qu’elles se posaient également au sein d’un judaïsme en
expansion.<text:line-break/>
<text:span text:style-name="textbf"><text:span text:style-name="ecbx-1000">References</text:span><text:span text:style-name="ecbx-1000"><text:s/>:</text:span><text:line-break/></text:span>
   <text:span text:style-name="ecbx-1000">Baslez:{}2012aa</text:span>
</text:p> 
<!--l. 29--><text:p text:style-name="Text-body">
   </text:p> 
<!--end of subsection--><!--start of subsection--><text:h text:style-name="Heading-3" text:outline-level="3"><text:span text:style-name="subsection">6.2    </text:span><t4htlink href="#QQ2-1-23" name="x1-220006.2"/>Ecclésiologie</text:h> 

<!--l. 31--><text:p text:style-name="Text-body">L’Église est souvent perçue seulement comme une réalité humaine et sociale, or
cette approche reviendrait à méconnaître son originalité. Dans la constitution
Lumen Gentium, l’Église se comprend comme l’expression et la manifestation du
Mystère de Dieu Trinitaire. Pour décrire sa nature qui déborde les réalités
humaines, le Concile a utilisé des images complémentaires<text:s/>: l’Église est une
convocation du Peuple de Dieu afin d’être rassemblée en un seul corps du
Christ, et comme le Temple de l’Esprit au cœur de l’histoire des hommes.
<text:line-break/>
<text:span text:style-name="textbf"><text:span text:style-name="ecbx-1000">References</text:span><text:span text:style-name="ecbx-1000"><text:s/>:</text:span><text:line-break/></text:span>

   <text:span text:style-name="ecbx-1000">Comeau:{}2012aa</text:span>
</text:p> 
<!--l. 39--><text:p text:style-name="First-line-indent">   Concile Vatican II, Lumen Gentium, trad. cardinal G.-M. Garrone, Pierre
Téqui éditeur, Paris, 2006
</text:p> 
<!--l. 44--><text:p text:style-name="Text-body">
   </text:p> 
<!--end of subsection--><!--start of subsection--><text:h text:style-name="Heading-3" text:outline-level="3"><text:span text:style-name="subsection">6.3    </text:span><t4htlink href="#QQ2-1-24" name="x1-230006.3"/>Patristique</text:h> 

<!--l. 46--><text:p text:style-name="Text-body">
   </text:p> 
<!--start of subsubsection--><text:h text:style-name="Heading-4" text:outline-level="4"><text:span text:style-name="subsubsection">6.3.1    </text:span><t4htlink href="#QQ2-1-25" name="x1-240006.3.1"/>Irénée de Lyon</text:h> 

<!--l. 48--><text:p text:style-name="Text-body">Dans son effort pour réfuter « la gnose au nom menteur » des systèmes
marcionite et valentinien, Irénée affirme vigoureusement l’unité du Dieu de
l’Ancien Testament et de celui qui se révèle en Jésus-Christ ; à travers un
commentaire soigneux des Écritures, cherchant à obéir à la « règle de
vérité » reçue des Écritures, il affirme la bonté de la Création, et
notamment celle de la chair. Cela le conduit à développer une théologie
originale de l’histoire, à travers laquelle Dieu, « d’économie » en « économie »,
accoutume l’homme à vivre en sa présence, et lui donne d’entrer dans le plein
exercice de sa liberté.<text:line-break/>
</text:p> 
<!--l. 50--><text:p text:style-name="First-line-indent">   IRENEE DE LYON, Contre les hérésies, III-V<text:line-break/>Séminaire<text:s/>: Michel FEDOU, « Révélation de Dieu dans l’histoire<text:s/>: Irénée de
Lyon »<text:line-break/>Gaël GIRAUD, « Pour une théologie "apocalyptique" de l’histoire », RSR
99/3<text:line-break/>
</text:p> 
<!--l. 54--><text:p text:style-name="Text-body">
   </text:p> 
<!--end of subsubsection--><!--start of subsubsection--><text:h text:style-name="Heading-4" text:outline-level="4"><text:span text:style-name="subsubsection">6.3.2    </text:span><t4htlink href="#QQ2-1-26" name="x1-250006.3.2"/>Le rôle de la grâce dans la propédeutique baptismale</text:h> 

<!--l. 56--><text:p text:style-name="Text-body">Dans le contexte des catéchèses baptismales du IV<text:span text:style-name="ecrm-0800">e</text:span>siècle de notre ère nous
avons des nombreux témoignages, notamment ceux de Basile de Césarée et Jean
Chrysostome, sur le type de vie héroïque que les chrétiens étaient appelés à
vivre selon la grâce reçue dans leur baptême afin d’être morts au péché, à
soi-même et au monde afin de vivre pour le Christ. Mais comment se fait-il que

les catéchumènes soient appelés déjà des disciples du Christ dans
la propédeutique baptismale ? Si la grâce est déjà à l’œuvre chez
les catéchumènes pour les rendre disciples, c’est bien par le baptême
qu’ils deviennent des fils de Dieu et des saints intégrés dans l’Église du
Christ.<text:line-break/>
<text:span text:style-name="textbf"><text:span text:style-name="ecbx-1000">References</text:span><text:span text:style-name="ecbx-1000"><text:s/>:</text:span><text:line-break/></text:span> <text:span text:style-name="ecbx-1000">Schmezer:{}2012aa</text:span>
   <text:span text:style-name="ecbx-1000">Cesaree:{}1989aa</text:span>
   <text:span text:style-name="ecbx-1000">Chrysostome:{}1957aa</text:span>

</text:p> 
<!--l. 69--><text:p text:style-name="Text-body">
   </text:p> 
<!--end of subsubsection--><!--end of subsection--><!--start of subsection--><text:h text:style-name="Heading-3" text:outline-level="3"><text:span text:style-name="subsection">6.4    </text:span><t4htlink href="#QQ2-1-27" name="x1-260006.4"/>Droit Canon</text:h> 

<!--l. 71--><text:p text:style-name="Text-body">Les États libéraux modernes ont la séparation des pouvoirs comme un des
éléments constitutifs afin d’assurer la démocratie et la souveraineté du peuple.
L’Eglise Catholique Romaine, depuis le XX<text:span text:style-name="ecrm-0800">e</text:span><text:s/>siècle, tente d’intégrer des
éléments démocratiques dans son structure de gouvernement afin de
défendre à la fois les droits inviolables de la personne humain et le respect de
l’égalité fondamentale entre tous les fidèles en vue de la construction du
peuple de Dieu dans la vérité et la sainteté. Comment peut-elle concilier
cette démarche avec la concentration du pouvoir législatif et exécutif
sur la figure du Pontife romain ? Bien que l’objectif ne soit pas d’inscrire
dans l’Eglise une séparation des pouvoirs identique à celle de l’Etat,
l’Eglise doit s’accommoder d’un accroissement de pouvoir délibératif et de
contrôle des assemblées à travers de la collégialité et la synodalité.
<text:line-break/>
<text:span text:style-name="textbf"><text:span text:style-name="ecbx-1000">References</text:span><text:span text:style-name="ecbx-1000"><text:s/>:</text:span><text:line-break/></text:span> <text:span text:style-name="ecbx-1000">Mestre:{}1996aa</text:span>
</text:p> 
<!--l. 77--><text:p text:style-name="Text-body">
   </text:p> 
<!--end of subsection--><!--start of subsection--><text:h text:style-name="Heading-3" text:outline-level="3"><text:span text:style-name="subsection">6.5    </text:span><t4htlink href="#QQ2-1-28" name="x1-270006.5"/>Théologie fondamentale</text:h> 

<!--l. 79--><text:p text:style-name="Text-body">
   </text:p> 
<!--start of subsubsection--><text:h text:style-name="Heading-4" text:outline-level="4"><text:span text:style-name="subsubsection">6.5.1    </text:span><t4htlink href="#QQ2-1-29" name="x1-280006.5.1"/>La contingence de la Révélation</text:h> 

<!--l. 81--><text:p text:style-name="Text-body">L’événement de la Révélation de Dieu en Jésus Christ se manifeste
pleinement dans le don de soi à l’autre, un don inconditionnel, absolu et
gratuit de sa vie sur la Croix. Cependant, ce don appelle, avant tout, à
l’événement de sa réception ; celle-ci, pour sa part, est marquée par la
contingence de l’homme et sa liberté. L’Esprit Saint donne à l’homme la grâce
d’accéder au don, mais la Révélation n’en assume pas moins le risque
de la relation – au plan individuel comme dans le don de la foi fait à
l’Église.<text:line-break/>
</text:p> 
<!--l. 83--><text:p text:style-name="First-line-indent">   Cours<text:s/>: Geneviève COMEAU, « Théologie fondamentale »<text:line-break/>Karl RAHNER, Traité fondamental de la foi, Première étape<text:line-break/>

</text:p> 
<!--l. 88--><text:p text:style-name="Text-body">
   </text:p> 
<!--end of subsubsection--><!--start of subsubsection--><text:h text:style-name="Heading-4" text:outline-level="4"><text:span text:style-name="subsubsection">6.5.2    </text:span><t4htlink href="#QQ2-1-30" name="x1-290006.5.2"/>Le don de Dieu et la liberté de l’homme</text:h> 

<!--l. 90--><text:p text:style-name="Text-body">Dans le livre Mission et Grace, Rahner affirme que Dieu se donne lui-même à
l’humanité en Jésus Christ. Mais l’homme est-il obligé de répondre à ce don
de Dieu ou bien est-il libre de répondre ? L’homme est appelé à répondre
volontairement à ce don en toute liberté. En effet, la libre donation et le libre
accueil son deux aspects d’un mouvement relationnel.
</text:p> 
<!--l. 92--><text:p text:style-name="Text-body">
   </text:p> 
<!--end of subsubsection--><!--end of subsection--><!--start of subsection--><text:h text:style-name="Heading-3" text:outline-level="3"><text:span text:style-name="subsection">6.6    </text:span><t4htlink href="#QQ2-1-31" name="x1-300006.6"/>Le rapport entre foi et raison</text:h> 

<!--l. 94--><text:p text:style-name="Text-body">Bonaventure construit l’ensemble de sa théologie à partir de la Révélation et
tient ainsi au fait que la raison naturelle est, elle aussi, atteinte par le péché.
Comment peut elle accéder à une véritable connaissance du monde ? C’est par
la foi en Jésus-Christ que la raison, illuminée et réformée au moyen de
la grâce, sera capable d’accéder à cette connaissance véritable du
monde et de son Créateur. Reste encore la question de savoir jusqu’à
quel point le non-croyant arrive-t-il à connaitre le monde d’une façon
véritable.<text:line-break/>
<text:span text:style-name="textbf"><text:span text:style-name="ecbx-1000">References</text:span><text:span text:style-name="ecbx-1000"><text:s/>:</text:span><text:line-break/></text:span>
   <text:span text:style-name="ecbx-1000">Bonaventure:{}2001aa</text:span>
</text:p> 
<!--l. 102--><text:p text:style-name="Text-body">
   </text:p> 
<!--end of subsection--><!--start of subsection--><text:h text:style-name="Heading-3" text:outline-level="3"><text:span text:style-name="subsection">6.7    </text:span><t4htlink href="#QQ2-1-32" name="x1-310006.7"/>Christologie</text:h> 

<!--l. 104--><text:p text:style-name="Text-body">En Jésus Christ, toutes les figures sont accomplies. Toutefois, cette révélation
ne se fait pas simplement sur le mode d’une illumination, mais plutôt dans un
clair-obscur, conforme à la manière dont Dieu se donne déjà dans l’Ancien
Testament (« Vraiment, tu es un Dieu qui se cache, Dieu d’Israël, sauveur », Is 45,
15). Ce paradoxe qui implique le passage par la Croix, vient pour partie de
l’endurcissement du cœur humain ; mais il s’agit aussi, plus profondément, d’une
manière pour Dieu de respecter l’homme et son enracinement dans une histoire, et

de susciter sa liberté.
</text:p> 
<!--l. 106--><text:p text:style-name="First-line-indent">   Cours<text:s/>: Geneviève COMEAU, « Théologie fondamentale » Cours<text:s/>:
Christoph THEOBALD, « Croire aujourd’hui en Jésus, Christ et Saint de Dieu
» PASCAL, Pensées, notamment B 588, et Quatrième lettre à Mlle
de Roannez Karl RAHNER, Traité fondamental de la foi, Deuxième
étape

   </text:p> 
<!--end of subsection--><!--end of section--></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Dossier_2011_2012.tex, options: xhtml,ooffice,html,refcaption 
(http://www.cse.ohio-state.edu/~gurari/TeX4ht/)  
</meta:initial-creator>
    <meta:generator>TeX4ht from Dossier_2011_2012.tex, options: xhtml,ooffice,html,refcaption 
(http://www.cse.ohio-state.edu/~gurari/TeX4ht/)  
</meta:generator>
    <meta:creation-date>2012-06-06 20:35:00</meta:creation-date>
    <dc:date>2012-06-06 20:35:00</dc:date>
  </office:meta>
</office:document-meta>
</file>